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24" svg:font-family="F24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F241" fo:font-size="16pt" fo:font-style="normal" fo:text-shadow="none" style:text-underline-style="none" fo:font-weight="normal" style:letter-kerning="true" style:font-name-asian="F241" style:font-size-asian="16pt" style:font-style-asian="normal" style:font-weight-asian="normal" style:font-name-complex="F24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xml:id="id1" draw:id="id1" draw:layer="layout" svg:width="7.6cm" svg:height="2.2cm" svg:x="0.6cm" svg:y="10.4cm">
          <text:p text:style-name="P1"><text:span text:style-name="T1">Requirement Engineering</text:span></text:p>
          <text:p text:style-name="P1">(<text:span text:style-name="T2">Requirement Desig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4cm" svg:height="2.2cm" svg:x="8.6cm" svg:y="8.6cm">
          <text:p text:style-name="P1"><text:span text:style-name="T1">Analysis and Design</text:span></text:p>
          <text:p text:style-name="P1"><text:span text:style-name="T3">(</text:span><text:span text:style-name="T2">UML Design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6cm" svg:height="2.2cm" svg:x="8.4cm" svg:y="13.8cm">
          <text:p text:style-name="P1"><text:span text:style-name="T1">Analysis and Design</text:span></text:p>
          <text:p text:style-name="P1"><text:span text:style-name="T3">(Custom Plugin</text:span><text:span text:style-name="T2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6cm" svg:height="1.8cm" svg:x="8.4cm" svg:y="18cm">
          <text:p text:style-name="P1"><text:span text:style-name="T4">OWL Ontology F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.2cm" svg:height="2.8cm" svg:x="15.8cm" svg:y="8.2cm">
          <text:p text:style-name="P1"><text:span text:style-name="T1">Implementation</text:span></text:p>
          <text:p text:style-name="P1"><text:span text:style-name="T3">(Customized </text:span></text:p>
          <text:p text:style-name="P1"><text:span text:style-name="T2">UML to Java Gener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5.6cm" svg:height="2cm" svg:x="22.4cm" svg:y="10.8cm">
          <text:p text:style-name="P1"><text:span text:style-name="T1">Acessible 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4cm" svg:height="1.826cm" svg:x="1.2cm" svg:y="1.4cm">
          <draw:text-box>
            <text:p><text:span text:style-name="T5">MTA</text:span></text:p>
          </draw:text-box>
        </draw:frame>
        <draw:line draw:style-name="gr4" draw:text-style-name="P1" draw:layer="layout" svg:x1="4.4cm" svg:y1="2.4cm" svg:x2="26.8cm" svg:y2="2.4cm">
          <text:p/>
        </draw:line>
        <draw:line draw:style-name="gr5" draw:text-style-name="P1" draw:layer="layout" svg:x1="8.2cm" svg:y1="20.4cm" svg:x2="8.2cm" svg:y2="5.6cm">
          <text:p/>
        </draw:line>
        <draw:line draw:style-name="gr5" draw:text-style-name="P1" draw:layer="layout" svg:x1="15.4cm" svg:y1="20.6cm" svg:x2="15.4cm" svg:y2="5.8cm">
          <text:p/>
        </draw:line>
        <draw:line draw:style-name="gr5" draw:text-style-name="P1" draw:layer="layout" svg:x1="22.2cm" svg:y1="20.6cm" svg:x2="22.2cm" svg:y2="5.6cm">
          <text:p/>
        </draw:line>
        <draw:custom-shape draw:style-name="gr1" draw:text-style-name="P2" xml:id="id7" draw:id="id7" draw:layer="layout" svg:width="6cm" svg:height="1.8cm" svg:x="16cm" svg:y="15.6cm">
          <text:p text:style-name="P1"><text:span text:style-name="T4">Develop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cm" svg:height="1.8cm" svg:x="11.6cm" svg:y="2.8cm">
          <text:p text:style-name="P1"><text:span text:style-name="T4">Accessibility Exp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cm" svg:y1="3.6cm" svg:x2="4.2cm" svg:y2="5.6cm">
          <text:p/>
        </draw:line>
        <draw:line draw:style-name="gr4" draw:text-style-name="P1" draw:layer="layout" svg:x1="12.6cm" svg:y1="4.4cm" svg:x2="12cm" svg:y2="5.8cm">
          <text:p/>
        </draw:line>
        <draw:line draw:style-name="gr4" draw:text-style-name="P1" draw:layer="layout" svg:x1="17.6cm" svg:y1="3.6cm" svg:x2="25.4cm" svg:y2="6.2cm">
          <text:p/>
        </draw:line>
        <draw:line draw:style-name="gr4" draw:text-style-name="P1" draw:layer="layout" svg:x1="16.4cm" svg:y1="4.4cm" svg:x2="17.6cm" svg:y2="5.8cm">
          <text:p/>
        </draw:line>
        <draw:custom-shape draw:style-name="gr1" draw:text-style-name="P2" draw:layer="layout" svg:width="6.8cm" svg:height="2.385cm" draw:transform="skewX (-0.00418879020478639) translate (0.8cm 14.6cm)">
          <text:p text:style-name="P1"><text:span text:style-name="T4">Requirement Engin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6.8cm" svg:height="2.385cm" draw:transform="skewX (-0.00418879020478639) translate (0.8cm 14.601cm)">
          <text:p text:style-name="P1"><text:span text:style-name="T4">Requirement Engin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4.4cm" svg:y1="10.4cm" svg:x2="8.6cm" svg:y2="9.7cm" draw:start-shape="id1" draw:start-glue-point="4" draw:end-shape="id2" draw:end-glue-point="5" svg:d="m4400 10400v-501l3699-199h501" svg:viewBox="0 0 4201 701">
          <text:p/>
        </draw:connector>
        <draw:connector draw:style-name="gr4" draw:text-style-name="P1" draw:layer="layout" draw:type="lines" svg:x1="4.4cm" svg:y1="12.6cm" svg:x2="8.4cm" svg:y2="14.9cm" draw:start-shape="id1" draw:start-glue-point="6" draw:end-shape="id3" draw:end-glue-point="5" svg:d="m4400 12600v502l3499 1798h501" svg:viewBox="0 0 4001 2301">
          <text:p/>
        </draw:connector>
        <draw:connector draw:style-name="gr4" draw:text-style-name="P1" draw:layer="layout" draw:type="lines" svg:x1="11.8cm" svg:y1="10.8cm" svg:x2="8.2cm" svg:y2="11.5cm" draw:start-shape="id2" draw:start-glue-point="6" draw:end-shape="id1" draw:end-glue-point="7" svg:d="m11800 10800v502l-3015 198h-585" svg:viewBox="0 0 3601 701">
          <text:p/>
        </draw:connector>
        <draw:connector draw:style-name="gr4" draw:text-style-name="P1" draw:layer="layout" draw:type="lines" svg:x1="11.8cm" svg:y1="10.8cm" svg:x2="11.7cm" svg:y2="13.8cm" draw:start-shape="id2" draw:start-glue-point="6" draw:end-shape="id3" draw:end-glue-point="4" svg:d="m11800 10800v502l-100 1997v501" svg:viewBox="0 0 101 3001">
          <text:p/>
        </draw:connector>
        <draw:connector draw:style-name="gr4" draw:text-style-name="P1" draw:layer="layout" draw:type="lines" svg:x1="11.4cm" svg:y1="18cm" svg:x2="11.7cm" svg:y2="16cm" draw:start-shape="id4" draw:start-glue-point="4" draw:end-shape="id3" draw:end-glue-point="6" svg:d="m11400 18000v-501l300-997v-502" svg:viewBox="0 0 301 2001">
          <text:p/>
        </draw:connector>
        <draw:connector draw:style-name="gr4" draw:text-style-name="P1" draw:layer="layout" draw:type="lines" svg:x1="4.2cm" svg:y1="14.601cm" svg:x2="4.4cm" svg:y2="12.6cm" draw:start-shape="id5" draw:start-glue-point="4" draw:end-shape="id1" draw:end-glue-point="6" svg:d="m4200 14601v-502l200-997v-502" svg:viewBox="0 0 201 2002">
          <text:p/>
        </draw:connector>
        <draw:connector draw:style-name="gr4" draw:text-style-name="P1" draw:layer="layout" draw:type="lines" svg:x1="15cm" svg:y1="14.9cm" svg:x2="18.8cm" svg:y2="10.8cm" draw:start-shape="id3" draw:start-glue-point="7" svg:d="m15000 14900h502l3298-4100v0" svg:viewBox="0 0 3801 4101">
          <text:p/>
        </draw:connector>
        <draw:connector draw:style-name="gr4" draw:text-style-name="P1" draw:layer="layout" draw:type="lines" svg:x1="15cm" svg:y1="9.7cm" svg:x2="15.8cm" svg:y2="9.6cm" draw:start-shape="id2" draw:start-glue-point="7" draw:end-shape="id6" svg:d="m15000 9700h502l-203-100h501" svg:viewBox="0 0 801 101">
          <text:p/>
        </draw:connector>
        <draw:connector draw:style-name="gr4" draw:text-style-name="P1" draw:layer="layout" draw:type="lines" svg:x1="18.9cm" svg:y1="11cm" svg:x2="19cm" svg:y2="15.6cm" draw:start-shape="id6" draw:end-shape="id7" svg:d="m18900 11000v502l100 3597v501" svg:viewBox="0 0 101 4601">
          <text:p/>
        </draw:connector>
        <draw:connector draw:style-name="gr4" draw:text-style-name="P1" draw:layer="layout" draw:type="lines" svg:x1="19cm" svg:y1="15.6cm" svg:x2="22.4cm" svg:y2="11.8cm" draw:start-shape="id7" draw:start-glue-point="4" draw:end-shape="id8" svg:d="m19000 15600v-501l2899-3299h501" svg:viewBox="0 0 3401 3801">
          <text:p/>
        </draw:connector>
        <draw:custom-shape draw:style-name="gr1" draw:text-style-name="P2" xml:id="id9" draw:id="id9" draw:layer="layout" svg:width="6cm" svg:height="1.8cm" svg:x="8.8cm" svg:y="6cm">
          <text:p text:style-name="P1"><text:span text:style-name="T4">Analy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11.8cm" svg:y1="7.8cm" svg:x2="11.8cm" svg:y2="8.6cm" draw:start-shape="id9" draw:start-glue-point="8" draw:end-shape="id2" draw:end-glue-point="4" svg:d="m11800 7800v502-203 501" svg:viewBox="0 0 1 801">
          <text:p/>
        </draw:connector>
        <draw:custom-shape draw:style-name="gr1" draw:text-style-name="P2" xml:id="id10" draw:id="id10" draw:layer="layout" svg:width="4.8cm" svg:height="1.8cm" svg:x="22.8cm" svg:y="15.8cm">
          <text:p text:style-name="P1"><text:span text:style-name="T4">Final 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25.2cm" svg:y1="12.8cm" svg:x2="25.2cm" svg:y2="15.8cm" draw:start-shape="id8" draw:start-glue-point="2" draw:end-shape="id10" draw:end-glue-point="4" svg:d="m25200 12800v501 1998 501" svg:viewBox="0 0 1 3001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241" svg:font-family="F24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24" svg:font-family="F24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pt" fo:country="BR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7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8T22:45:03.34</meta:creation-date>
    <dc:date>2013-07-29T15:22:11.769000000</dc:date>
    <meta:editing-duration>PT5M52S</meta:editing-duration>
    <meta:editing-cycles>6</meta:editing-cycles>
    <meta:generator>LibreOffice/4.1.0.4$Windows_x86 LibreOffice_project/89ea49ddacd9aa532507cbf852f2bb22b1ace28</meta:generator>
    <meta:document-statistic meta:object-count="56"/>
  </office:meta>
</office:document-meta>
</file>